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family="Arial" style:font-family-generic="swiss" style:font-pitch="variable"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text-properties fo:font-family="Arial" style:font-family-generic="swiss" style:font-pitch="variable" fo:font-size="66pt" style:font-size-asian="66pt" style:font-size-complex="66pt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family="Arial" style:font-family-generic="swiss" style:font-pitch="variable" fo:font-style="normal" style:font-style-asian="normal" style:font-style-complex="normal"/>
    </style:style>
    <style:style style:name="T7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family="Arial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family="Arial" style:font-family-generic="swiss" style:font-pitch="variable" fo:font-size="66pt" fo:font-style="normal" style:font-size-asian="66pt" style:font-style-asian="normal" style:font-size-complex="6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One-Lin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Know what a perl one-liner is</text:span></text:p>
              </text:list-item>
              <text:list-item>
                <text:p><text:span text:style-name="T3">Know how to use one</text:span></text:p>
              </text:list-item>
              <text:list-item>
                <text:p><text:span text:style-name="T3">Know when they are usef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Are One-Liners?</text:span></text:p>
          </draw:text-box>
        </draw:frame>
        <draw:frame presentation:style-name="pr3" draw:text-style-name="P4" draw:layer="layout" svg:width="23cm" svg:height="12.837cm" svg:x="2.5cm" svg:y="5.8cm" presentation:class="outline" presentation:user-transformed="true">
          <draw:text-box>
            <text:list text:style-name="L2">
              <text:list-item>
                <text:p><text:span text:style-name="T3">Perl one-liners should be mentioned in an introductory course.</text:span></text:p>
              </text:list-item>
              <text:list-item>
                <text:p><text:span text:style-name="T3">Now, depending on how you look at it, these are</text:span></text:p>
                <text:list>
                  <text:list-item>
                    <text:p><text:span text:style-name="T3">the most useful things possible,</text:span></text:p>
                  </text:list-item>
                  <text:list-item>
                    <text:p><text:span text:style-name="T3">or the worst idea ever imagined.</text:span></text:p>
                  </text:list-item>
                </text:list>
              </text:list-item>
              <text:list-item>
                <text:p><text:span text:style-name="T3">They are exactly what they say on the tin. A perl script, in one line, on the command li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ur first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Just try typing the following on the command line:</text:span></text:p>
                <text:p><text:span text:style-name="T4">&gt;perl -le 'print q{Hello World}'</text:span></text:p>
                <text:p><text:span text:style-name="T4">Hello World</text:span></text:p>
                <text:p><text:span text:style-name="T4">&gt;</text:span></text:p>
              </text:list-item>
              <text:list-item>
                <text:p><text:span text:style-name="T3">Let's take a look at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ur first One-Liner</text:span></text:p>
          </draw:text-box>
        </draw:frame>
        <draw:frame presentation:style-name="pr3" draw:text-style-name="P4" draw:layer="layout" svg:width="23cm" svg:height="12.097cm" svg:x="2.5cm" svg:y="5.8cm" presentation:class="outline" presentation:user-transformed="true">
          <draw:text-box>
            <text:list text:style-name="L2">
              <text:list-header>
                <text:p><text:span text:style-name="T4">perl</text:span></text:p>
                <text:p><text:span text:style-name="T4"/></text:p>
              </text:list-header>
              <text:list-item>
                <text:p><text:span text:style-name="T3">The first argument of any command line is the executable you want to run. In this case, we'll run the perl interpreter.</text:span></text:p>
              </text:list-item>
              <text:list-item>
                <text:p><text:span text:style-name="T3">This is equivalent to the shebang line telling the os to run perl</text:span></text:p>
              </text:list-item>
              <text:list-item>
                <text:p><text:span text:style-name="T3">This will use the first perl on our pa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ur first One-Liner</text:span></text:p>
          </draw:text-box>
        </draw:frame>
        <draw:frame presentation:style-name="pr3" draw:text-style-name="P4" draw:layer="layout" svg:width="23cm" svg:height="11.092cm" svg:x="2.5cm" svg:y="5.8cm" presentation:class="outline" presentation:user-transformed="true">
          <draw:text-box>
            <text:list text:style-name="L2">
              <text:list-header>
                <text:p><text:span text:style-name="T4">-le</text:span></text:p>
              </text:list-header>
              <text:list-item>
                <text:p><text:span text:style-name="T3">This is actually two options</text:span></text:p>
                <text:list>
                  <text:list-item>
                    <text:p><text:span text:style-name="T3">-l =&gt; all print statements should automatically have a newline appended to them</text:span></text:p>
                  </text:list-item>
                  <text:list-item>
                    <text:p><text:span text:style-name="T3">-e =&gt; tells the perl executable to compile and execute the next item (within quotes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ur first One-Liner</text:span></text:p>
          </draw:text-box>
        </draw:frame>
        <draw:frame presentation:style-name="pr3" draw:text-style-name="P4" draw:layer="layout" svg:width="23cm" svg:height="11.597cm" svg:x="2.5cm" svg:y="5.8cm" presentation:class="outline" presentation:user-transformed="true">
          <draw:text-box>
            <text:list text:style-name="L2">
              <text:list-header>
                <text:p><text:span text:style-name="T4">'print q{Hello World}'</text:span></text:p>
              </text:list-header>
              <text:list-item>
                <text:p><text:span text:style-name="T3">The perl 'script' we want to compile and execute, in this case the statement </text:span><text:span text:style-name="T4">print q{Hello World}</text:span></text:p>
              </text:list-item>
              <text:list-item>
                <text:p><text:span text:style-name="T3">Note: We must use the q{} form of quoting, as the next </text:span><text:span text:style-name="T5">'</text:span><text:span text:style-name="T3"> seen will close the statement we would want to execute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2.859cm" svg:x="2.5cm" svg:y="5.8cm" presentation:class="outline" presentation:user-transformed="true">
          <draw:text-box>
            <text:list text:style-name="L2">
              <text:list-item>
                <text:p><text:span text:style-name="T3">You can put more in the one liner. We can use modules, and do multiple statements, including loops</text:span></text:p>
                <text:p><text:span text:style-name="T4">&gt;perl -MFile::Slurp -le '@lines = read_file( q{data/text} ); foreach my $line ( @lines ) { print $line; }; print q{read file data/text};'</text:span></text:p>
              </text:list-item>
              <text:list-item>
                <text:p><text:span text:style-name="T6">Lets look at the new part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4">-MFile::Slurp</text:span></text:p>
              </text:list-header>
              <text:list-item>
                <text:p><text:span text:style-name="T6">This is equivalent to the </text:span><text:span text:style-name="T4">use</text:span><text:span text:style-name="T6"> statement. We can have as many of these as we need</text:span></text:p>
                <text:p><text:span text:style-name="T7">-MFile::Slurp -MModern:Perl -MTest::More..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4">'@lines = read_file( q{data/text} ); foreach my $line ( @lines ) { print $line; }; print q{read file data/text};'</text:span></text:p>
              </text:list-header>
              <text:list-item>
                <text:p><text:span text:style-name="T8">How ugly is that. Anyone want a try to read what we are doing?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3.121cm" svg:x="2.5cm" svg:y="5.8cm" presentation:class="outline" presentation:user-transformed="true">
          <draw:text-box>
            <text:list text:style-name="L2">
              <text:list-header>
                <text:p><text:span text:style-name="T4">'@lines = read_file( q{data/text} ); foreach my $line ( @lines ) { print $line; }; print q{read file data/text};'</text:span></text:p>
              </text:list-header>
              <text:list-item>
                <text:p><text:span text:style-name="T8">We have 3 statements here, all chained, since perl is whitespace agnostic (i.e. it doesn't matter how many whitespaces there are, and the newline isn't needed at the end of a statement), we can just write statement (or block) after statement, as long as we include the statement separat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2.412cm" svg:x="2.5cm" svg:y="5.8cm" presentation:class="outline" presentation:user-transformed="true">
          <draw:text-box>
            <text:list text:style-name="L2">
              <text:list-header>
                <text:p><text:span text:style-name="T8">In a script, we'd have</text:span></text:p>
                <text:p><text:span text:style-name="T9">@lines = read_file( q{data/text} );</text:span></text:p>
                <text:p><text:span text:style-name="T9">foreach my $line ( @lines ) {</text:span></text:p>
                <text:p><text:span text:style-name="T9"><text:s text:c="2"/></text:span><text:span text:style-name="T9">print $line;</text:span></text:p>
                <text:p><text:span text:style-name="T9">}</text:span></text:p>
                <text:p><text:span text:style-name="T9">print q{read file data/text};</text:span></text:p>
              </text:list-header>
              <text:list-item>
                <text:p><text:span text:style-name="T8">Much more readable.</text:span></text:p>
              </text:list-item>
              <text:list-item>
                <text:p><text:span text:style-name="T8">Anyway, let's run 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2.937cm" svg:x="2.5cm" svg:y="5.8cm" presentation:class="outline" presentation:user-transformed="true">
          <draw:text-box>
            <text:list text:style-name="L2">
              <text:list-header>
                <text:p><text:span text:style-name="T9">This is some</text:span></text:p>
                <text:p><text:span text:style-name="T9"/></text:p>
                <text:p><text:span text:style-name="T9">text. If you want my advice, don't</text:span></text:p>
                <text:p><text:span text:style-name="T9"/></text:p>
                <text:p><text:span text:style-name="T9">read me with a one-liner</text:span></text:p>
                <text:p><text:span text:style-name="T9">read file data/text</text:span></text:p>
              </text:list-header>
              <text:list-item>
                <text:p><text:span text:style-name="T8">We can write an entire script in the one-liner, the limit is that you can't have more characters than the os will allo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6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 text:style-name="P5"><text:span text:style-name="T8">-n</text:span></text:p>
              </text:list-header>
              <text:list-item>
                <text:p text:style-name="P5"><text:span text:style-name="T8">This is perhaps one of the most useful 'extras' for a command line.</text:span></text:p>
              </text:list-item>
              <text:list-item>
                <text:p text:style-name="P5"><text:span text:style-name="T8">It wraps a while (readline) block around your code, automatically reading out of the file given as an argument at the end (@ARGV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8">Let's try it</text:span></text:p>
                <text:p><text:span text:style-name="T10">perl -nle 'print;' data/text</text:span><text:span text:style-name="T8"> </text:span></text:p>
              </text:list-item>
              <text:list-item>
                <text:p><text:span text:style-name="T8">This is obviously a great way of doing some simple processing, and we can stick as many files on as we like</text:span></text:p>
                <text:p><text:span text:style-name="T11">perl -nle 'print;' data/text data/one data/tw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1.013cm" svg:x="2.5cm" svg:y="5.8cm" presentation:class="outline" presentation:user-transformed="true">
          <draw:text-box>
            <text:list text:style-name="L2">
              <text:list-item>
                <text:p><text:span text:style-name="T8">One more worth looking at</text:span></text:p>
                <text:p><text:span text:style-name="T8">-i</text:span></text:p>
              </text:list-item>
              <text:list-item>
                <text:p><text:span text:style-name="T8">This modifies a file in place, so we can change things</text:span></text:p>
                <text:p><text:span text:style-name="T12">perl -lni -e 's/a/i/img; print;' data/for_modifying</text:span></text:p>
              </text:list-item>
              <text:list-item>
                <text:p><text:span text:style-name="T13">Or with a backup file created</text:span></text:p>
                <text:p><text:span text:style-name="T12">perl -lni.bak 's/a/i/img; print;' data/for_modify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Extending the One-Liner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8">You can also extend by piping in or out of the one liner, for example, we only want to grep for lines that contain read</text:span></text:p>
                <text:p><text:span text:style-name="T7">&gt;perl -MFile::Slurp -le '@lines = read_file( q{data/text} ); foreach my $line ( @lines ) { print $line; }; print q{read file data/text};' | grep read</text:span></text:p>
                <text:p><text:span text:style-name="T7">read me with a one-liner</text:span></text:p>
                <text:p><text:span text:style-name="T7">read file data/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to Us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8">Because of the ability to pipe from/into other commands, one liners get significant power</text:span></text:p>
              </text:list-item>
              <text:list-item>
                <text:p><text:span text:style-name="T8">You can use the power of perl to manipulate outcomes, but the power of other programs like cat/grep to save you needing to reinvent the whe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to Use</text:span></text:p>
          </draw:text-box>
        </draw:frame>
        <draw:frame presentation:style-name="pr3" draw:text-style-name="P4" draw:layer="layout" svg:width="23cm" svg:height="14.435cm" svg:x="2.5cm" svg:y="4.891cm" presentation:class="outline" presentation:user-transformed="true">
          <draw:text-box>
            <text:list text:style-name="L2">
              <text:list-item>
                <text:p><text:span text:style-name="T8">Lets look for something which could find all files with a size less than 72 bytes in the data</text:span></text:p>
                <text:p><text:span text:style-name="T7">ls -l <text:s/>data/ | grep -v total | perl -le '@lines = &lt;STDIN&gt;; @capture; foreach $file_info (@lines) { @temp = split /\s+/xms, $file_info; if ( $temp[4] &lt; 72 ) { push @capture, $temp[-1]; } }; print join "\n", @capture;'</text:span></text:p>
              </text:list-item>
              <text:list-item>
                <text:p><text:span text:style-name="T8">pipes into the perl gives access to the data via STDIN</text:span></text:p>
              </text:list-item>
              <text:list-item>
                <text:p><text:span text:style-name="T8">So only use when the power of perl helps you find someth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Not to Use</text:span></text:p>
          </draw:text-box>
        </draw:frame>
        <draw:frame presentation:style-name="pr3" draw:text-style-name="P4" draw:layer="layout" svg:width="23cm" svg:height="14.421cm" svg:x="2.5cm" svg:y="5cm" presentation:class="outline" presentation:user-transformed="true">
          <draw:text-box>
            <text:list text:style-name="L2">
              <text:list-item>
                <text:p><text:span text:style-name="T8">Because you have the full power of perl, it can be tempting to just write a one-liner to solve a problem.</text:span></text:p>
              </text:list-item>
              <text:list-item>
                <text:p><text:span text:style-name="T8">I mean, if</text:span></text:p>
                <text:list>
                  <text:list-item>
                    <text:p><text:span text:style-name="T8">you are only going to want to solve this once,</text:span></text:p>
                  </text:list-item>
                  <text:list-item>
                    <text:p><text:span text:style-name="T8">or if you just want to see if something is stuck,</text:span></text:p>
                  </text:list-item>
                </text:list>
                <text:p><text:span text:style-name="T8">then surely it's not necessary to write a scrip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Not to Use</text:span></text:p>
          </draw:text-box>
        </draw:frame>
        <draw:frame presentation:style-name="pr3" draw:text-style-name="P8" draw:layer="layout" svg:width="23cm" svg:height="10.75cm" svg:x="2.5cm" svg:y="4.891cm" presentation:class="outline" presentation:user-transformed="true">
          <draw:text-box>
            <text:list text:style-name="L2">
              <text:list-header>
                <text:p text:style-name="P7"><text:span text:style-name="T14"/></text:p>
                <text:p text:style-name="P7"><text:span text:style-name="T14">Wrong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Not to Use</text:span></text:p>
          </draw:text-box>
        </draw:frame>
        <draw:frame presentation:style-name="pr3" draw:text-style-name="P4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8">If you are writing more than 3 statements in a one-liner, think about why you are writing this.</text:span></text:p>
              </text:list-item>
              <text:list-item>
                <text:p><text:span text:style-name="T8">If you are writing the one-liner to tell you something about a pipeline you are running, don't you think you'll want to run it tomorrow, or next week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en Not to Use</text:span></text:p>
          </draw:text-box>
        </draw:frame>
        <draw:frame presentation:style-name="pr3" draw:text-style-name="P4" draw:layer="layout" svg:width="23cm" svg:height="13.459cm" svg:x="2.5cm" svg:y="5cm" presentation:class="outline" presentation:user-transformed="true">
          <draw:text-box>
            <text:list text:style-name="L2">
              <text:list-item>
                <text:p><text:span text:style-name="T8">If you expect to run it more than once, you should think about writing a script:</text:span></text:p>
                <text:list>
                  <text:list-item>
                    <text:p><text:span text:style-name="T8">1) Only call the script name, even if you do put it in pipes</text:span></text:p>
                  </text:list-item>
                  <text:list-item>
                    <text:p><text:span text:style-name="T8">2) You can write some tests for it</text:span></text:p>
                  </text:list-item>
                  <text:list-item>
                    <text:p><text:span text:style-name="T8">3) Someone will ask you for it</text:span></text:p>
                  </text:list-item>
                  <text:list-item>
                    <text:p><text:span text:style-name="T8">4) It will become part of a project</text:span></text:p>
                  </text:list-item>
                  <text:list-item>
                    <text:p><text:span text:style-name="T8">5) You can start to refactor and capture th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do I, Andy, Use Them</text:span></text:p>
          </draw:text-box>
        </draw:frame>
        <draw:frame presentation:style-name="pr3" draw:text-style-name="P4" draw:layer="layout" svg:width="23cm" svg:height="10.75cm" svg:x="2.5cm" svg:y="5cm" presentation:class="outline" presentation:user-transformed="true">
          <draw:text-box>
            <text:list text:style-name="L2">
              <text:list-item>
                <text:p><text:span text:style-name="T8">You can probably tell I'm not overly keen on one-liners.</text:span></text:p>
              </text:list-item>
              <text:list-item>
                <text:p><text:span text:style-name="T8">I use them solely for testing out something I can't remember what will happ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do I, Andy, Use Them</text:span></text:p>
          </draw:text-box>
        </draw:frame>
        <draw:frame presentation:style-name="pr3" draw:text-style-name="P4" draw:layer="layout" svg:width="23cm" svg:height="12.885cm" svg:x="2.5cm" svg:y="5cm" presentation:class="outline" presentation:user-transformed="true">
          <draw:text-box>
            <text:list text:style-name="L2">
              <text:list-item>
                <text:p><text:span text:style-name="T8">i.e. If I want check if I </text:span><text:span text:style-name="T10">print</text:span><text:span text:style-name="T8"> the array or scalar with </text:span><text:span text:style-name="T10">print @array</text:span></text:p>
              </text:list-item>
              <text:list-item>
                <text:p><text:span text:style-name="T8">My code I want to write is</text:span></text:p>
                <text:p><text:span text:style-name="T7">...time consuming code which generates an array...</text:span></text:p>
                <text:p><text:span text:style-name="T7">print @array;</text:span></text:p>
              </text:list-item>
              <text:list-item>
                <text:p><text:span text:style-name="T8">I don't want to run my script to check what I want it to print, but I can't remember if I need the scalar keyword to display the number of elements with pri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do I, Andy, Use Them</text:span></text:p>
          </draw:text-box>
        </draw:frame>
        <draw:frame presentation:style-name="pr3" draw:text-style-name="P4" draw:layer="layout" svg:width="23cm" svg:height="13.699cm" svg:x="2.5cm" svg:y="5cm" presentation:class="outline" presentation:user-transformed="true">
          <draw:text-box>
            <text:list text:style-name="L2">
              <text:list-item>
                <text:p><text:span text:style-name="T8">So, on the command line, I quickly write</text:span></text:p>
                <text:p><text:span text:style-name="T7">&gt;perl -le '@array = qw{hello goodbye smith jones}; print @array'</text:span></text:p>
                <text:p><text:span text:style-name="T7">hellogoodbyesmithjones</text:span></text:p>
              </text:list-item>
              <text:list-item>
                <text:p><text:span text:style-name="T8">So print just concatenates all the array together and prints it, so I quickly tap up, and add in scalar</text:span></text:p>
                <text:p><text:span text:style-name="T7">&gt;perl -le '@array = qw{hello goodbye smith jones}; print scalar @array'</text:span></text:p>
                <text:p><text:span text:style-name="T7">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do I, Andy, Use Them</text:span></text:p>
          </draw:text-box>
        </draw:frame>
        <draw:frame presentation:style-name="pr3" draw:text-style-name="P4" draw:layer="layout" svg:width="23cm" svg:height="12.359cm" svg:x="2.5cm" svg:y="5cm" presentation:class="outline" presentation:user-transformed="true">
          <draw:text-box>
            <text:list text:style-name="L2">
              <text:list-item>
                <text:p><text:span text:style-name="T8">So, I know that in order to print the number of elements, I need to remember to explicitly write in scalar</text:span></text:p>
              </text:list-item>
              <text:list-item>
                <text:p><text:span text:style-name="T8">Job done. I can move on with my code. Everything else I do, I write in a script/module/object and test! I know I am going to want to do it more than once.</text:span></text:p>
              </text:list-item>
              <text:list-item>
                <text:p><text:span text:style-name="T8">Even if I do only end up using the script once, it is practi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28T11:15:49</meta:creation-date>
    <meta:editing-duration>PT01H35M51S</meta:editing-duration>
    <meta:editing-cycles>11</meta:editing-cycles>
    <dc:date>2011-08-10T14:35:00</dc:date>
    <dc:creator>Andy Brown</dc:creator>
    <meta:generator>OpenOffice.org/3.2$Unix OpenOffice.org_project/320m12$Build-9483</meta:generator>
    <meta:document-statistic meta:object-count="139"/>
  </office:meta>
</office:document-meta>
</file>